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proxima nova" svg:font-family="'proxima nova', proxima-nova, apple-system, BlinkMacSystemFont, 'Segoe UI', 'open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0b287a"/>
    </style:style>
    <style:style style:name="P2" style:family="paragraph" style:parent-style-name="Standard">
      <style:text-properties officeooo:paragraph-rsid="000d1b95"/>
    </style:style>
    <style:style style:name="P3" style:family="paragraph" style:parent-style-name="Standard">
      <style:text-properties officeooo:paragraph-rsid="000d1b95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officeooo:rsid="00099d5d"/>
    </style:style>
    <style:style style:name="T2" style:family="text">
      <style:text-properties officeooo:rsid="0009b999"/>
    </style:style>
    <style:style style:name="T3" style:family="text">
      <style:text-properties officeooo:rsid="000b287a"/>
    </style:style>
    <style:style style:name="T4" style:family="text">
      <style:text-properties officeooo:rsid="000da750"/>
    </style:style>
    <style:style style:name="T5" style:family="text">
      <style:text-properties officeooo:rsid="000e92e8"/>
    </style:style>
    <style:style style:name="T6" style:family="text">
      <style:text-properties officeooo:rsid="0012b605"/>
    </style:style>
    <style:style style:name="T7" style:family="text">
      <style:text-properties officeooo:rsid="00139458"/>
    </style:style>
    <style:style style:name="T8" style:family="text">
      <style:text-properties officeooo:rsid="0015215c"/>
    </style:style>
    <style:style style:name="T9" style:family="text">
      <style:text-properties officeooo:rsid="001703c1"/>
    </style:style>
    <style:style style:name="T10" style:family="text">
      <style:text-properties fo:font-variant="normal" fo:text-transform="none" fo:color="#4c555a" loext:opacity="100%" style:font-name="proxima nova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Der source code (main.java) wird in ein byte code (main.class) übersetzt.</text:span></text:p>
      <text:p text:style-name="Standard">→<text:span text:style-name="T1"> Der byte code ist Maschinen nahe, kann also schneller interpretiert werden.</text:span></text:p>
      <text:p text:style-name="Standard"><text:tab/><text:span text:style-name="T1">Außerdem wird der source code vor dem Übersetzen optimiert.</text:span></text:p>
      <text:p text:style-name="Standard">→<text:span text:style-name="T1"> Der byte code (main.class) wird in den RAM geladen und von dem Interpreter (JVM) <text:tab/>ausgeführt.</text:span></text:p>
      <text:p text:style-name="Standard"/>
      <text:p text:style-name="Standard">----------------------<text:span text:style-name="T2">Pakete und Bibliotheken----------------------</text:span></text:p>
      <text:p text:style-name="Standard">→<text:span text:style-name="T2"> Java Standard Bibliothek ist in mehreren Paketen organisiert.</text:span></text:p>
      <text:p text:style-name="Standard"><text:tab/>– <text:span text:style-name="T2">Bibliothek – Dateien enden mit .jar.</text:span></text:p>
      <text:p text:style-name="P1"><text:tab/>– <text:span text:style-name="T2">In Bibliotheken (.jar Dateien) sind Pakete enthalten wie:</text:span></text:p>
      <text:p text:style-name="P1"><text:tab/></text:p>
      <text:p text:style-name="P1"><text:tab/><text:span text:style-name="T3">java.lang.Klassenname</text:span></text:p>
      <text:p text:style-name="P1"><draw:line text:anchor-type="paragraph" draw:z-index="0" draw:name="Form1" draw:style-name="gr2" draw:text-style-name="P5" svg:x1="3.87cm" svg:y1="0.018cm" svg:x2="3.87cm" svg:y2="0.362cm"><text:p/></draw:line><draw:frame text:anchor-type="paragraph" draw:z-index="1" draw:name="Form2" draw:style-name="gr3" draw:text-style-name="P4" svg:width="2.964cm" svg:height="0.636cm" svg:x="3.367cm" svg:y="0.415cm"><draw:text-box><text:p>Eine Class Datei</text:p></draw:text-box></draw:frame><draw:line text:anchor-type="paragraph" draw:z-index="2" draw:name="Form3" draw:style-name="gr2" draw:text-style-name="P5" svg:x1="1.912cm" svg:y1="0.15cm" svg:x2="2.177cm" svg:y2="1.235cm"><text:p/></draw:line><draw:frame text:anchor-type="paragraph" draw:z-index="3" draw:name="Form4" draw:style-name="gr3" draw:text-style-name="P4" svg:width="1.509cm" svg:height="0.636cm" svg:x="2.044cm" svg:y="1.552cm"><draw:text-box><text:p>Paket 2</text:p></draw:text-box></draw:frame><draw:line text:anchor-type="paragraph" draw:z-index="4" draw:name="Form5" draw:style-name="gr2" draw:text-style-name="P5" svg:x1="1.118cm" svg:y1="0.123cm" svg:x2="1.383cm" svg:y2="2.451cm"><text:p/></draw:line><draw:frame text:anchor-type="paragraph" draw:z-index="5" draw:name="Form6" draw:style-name="gr1" draw:text-style-name="P4" svg:width="2.012cm" svg:height="0.715cm" svg:x="1.304cm" svg:y="2.743cm"><draw:text-box><text:p>Paket 1</text:p></draw:text-box></draw:frame><text:tab/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span text:style-name="T3">oder: java.io.BufferedWrite → in der .jar Datei ist das Paket java in dem das Paket io <text:tab/><text:tab/><text:tab/><text:tab/><text:tab/><text:tab/><text:tab/><text:tab/><text:tab/><text:tab/>enthalten ist, in der sich die Klasse BufferedWriter.class <text:tab/><text:tab/><text:tab/><text:tab/><text:tab/><text:tab/><text:tab/><text:tab/><text:tab/><text:tab/>befindet.</text:span></text:p>
      <text:p text:style-name="P2">→<text:span text:style-name="T4"> import java.util.* </text:span></text:p>
      <text:p text:style-name="P2"><text:tab/>– <text:span text:style-name="T4">importiert alle Klassen in dem Paket util.</text:span></text:p>
      <text:p text:style-name="P2">→<text:span text:style-name="T5"> eigene Pakete importieren durch:</text:span></text:p>
      <text:p text:style-name="P2"><text:tab/></text:p>
      <text:p text:style-name="P2"><text:tab/><text:span text:style-name="T5">package meinePackete.Packet1</text:span></text:p>
      <text:p text:style-name="P2"/>
      <text:p text:style-name="P2">→<text:span text:style-name="T5"> beim importieren bewirkt der class-loader, dass die importierten Klassen in den RAM geladen <text:tab/>werden.</text:span></text:p>
      <text:p text:style-name="P2"><text:tab/></text:p>
      <text:p text:style-name="P2">→ <text:span text:style-name="T6">andere Programme die jre oder jdk nutzen, überprüfen die JAVA_HOME-Systemvariable,</text:span></text:p>
      <text:p text:style-name="P2"><text:tab/><text:span text:style-name="T6">in der der Pfad zu </text:span><text:span text:style-name="T7">jdk (jdk beinhaltet auch die jre)</text:span><text:span text:style-name="T6"> </text:span><text:span text:style-name="T7">steht</text:span><text:span text:style-name="T6">, und können so die Java-Programme <text:tab/>nutzen.</text:span></text:p>
      <text:p text:style-name="P2"/>
      <text:p text:style-name="P2">→ <text:span text:style-name="T7">JAVA_JRE zeigt nur auf die Installation einer jre.</text:span></text:p>
      <text:p text:style-name="P2"/>
      <text:p text:style-name="P2">→ <text:span text:style-name="T8">JAVA_HOME zeigt auf ein jdk</text:span></text:p>
      <text:p text:style-name="P2"/>
      <text:p text:style-name="P2">→ <text:span text:style-name="T9">JAVA_HOME und JAVA_JRE können in .bashrc oder .bash_profile gesetzt werden:</text:span></text:p>
      <text:p text:style-name="P2"><text:tab/></text:p>
      <text:p text:style-name="P2"><text:tab/><text:span text:style-name="T9">Zeile hinzufügen: export JAVA_HOME=“Pfad zur jdk-installation“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proxima nova" svg:font-family="'proxima nova', proxima-nova, apple-system, BlinkMacSystemFont, 'Segoe UI', 'open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16T20:37:05.056798474</meta:creation-date>
    <meta:generator>LibreOffice/7.2.2.2$Linux_X86_64 LibreOffice_project/20$Build-2</meta:generator>
    <dc:date>2021-10-31T12:41:54.269594621</dc:date>
    <meta:editing-duration>PT33M49S</meta:editing-duration>
    <meta:editing-cycles>10</meta:editing-cycles>
    <meta:document-statistic meta:table-count="0" meta:image-count="0" meta:object-count="0" meta:page-count="1" meta:paragraph-count="26" meta:word-count="194" meta:character-count="1378" meta:non-whitespace-character-count="1163"/>
  </office:meta>
</office:document-meta>
</file>